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OP TRUMPS – CODERS IN THE BA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ct 1 – The Game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bre o Jog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uper Trunfo adaptado ao browser.</text:p>
              </text:list-item>
              <text:list-item>
                <text:p/>
              </text:list-item>
              <text:list-item>
                <text:p>- Single Player, apenas um jogador.</text:p>
              </text:list-item>
              <text:list-item>
                <text:p/>
              </text:list-item>
              <text:list-item>
                <text:p>- Após 4 rounds o jogo encerra.</text:p>
              </text:list-item>
              <text:list-item>
                <text:p/>
              </text:list-item>
              <text:list-item>
                <text:p>- O jogador é vitorioso se ganhar 3 ou 4 rou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rramentas &amp; Tecnologi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elaboração do jogo, além do conteúdo em HTML e CSS próprio para navegação web, foram utilizadas as seguintes ferramentas:</text:p>
              </text:list-item>
              <text:list-item>
                <text:p/>
              </text:list-item>
              <text:list-item>
                <text:p>- JavaScri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mpo para elaboração do jog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2 horas entre CSS e HTML.</text:p>
              </text:list-item>
              <text:list-item>
                <text:p/>
              </text:list-item>
              <text:list-item>
                <text:p>- 3 horas na seleção de imagens.</text:p>
              </text:list-item>
              <text:list-item>
                <text:p/>
              </text:list-item>
              <text:list-item>
                <text:p>- 5 horas em programação de JavaScript.</text:p>
              </text:list-item>
              <text:list-item>
                <text:p/>
              </text:list-item>
              <text:list-item>
                <text:p>- 2 horas resolvendo bugs divers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afi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Utilizar bootstrap, canvas, jQuerry etc. Não utilizados. Provavelmente não serão utilizados ao longo da vida profissional. Legal de saber que existem.</text:p>
              </text:list-item>
              <text:list-item>
                <text:p/>
              </text:list-item>
              <text:list-item>
                <text:p>- JSLint instalado no computador.</text:p>
              </text:list-item>
              <text:list-item>
                <text:p/>
              </text:list-item>
              <text:list-item>
                <text:p>- Escolher boas imagen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iderações Fin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Foi legal de faz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6:39:34.390507629</meta:creation-date>
    <meta:editing-duration>PT8M19S</meta:editing-duration>
    <meta:editing-cycles>6</meta:editing-cycles>
    <meta:generator>LibreOffice/6.0.7.3$Linux_X86_64 LibreOffice_project/00m0$Build-3</meta:generator>
    <dc:title>Alizarin</dc:title>
    <dc:date>2019-01-21T17:00:25.244953956</dc:date>
    <meta:document-statistic meta:object-count="61"/>
  </office:meta>
</office:document-meta>
</file>